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4.4944in" style:rel-column-width="6472*"/>
    </style:style>
    <style:style style:name="TABLA_5f_ITEM_5f_STOCK.B" style:display-name="TABLA_ITEM_STOCK.B" style:family="table-column">
      <style:table-column-properties style:column-width="1.6854in" style:rel-column-width="2427*"/>
    </style:style>
    <style:style style:name="TABLA_5f_ITEM_5f_STOCK.C" style:display-name="TABLA_ITEM_STOCK.C" style:family="table-column">
      <style:table-column-properties style:column-width="1.6868in" style:rel-column-width="2429*"/>
    </style:style>
    <style:style style:name="TABLA_5f_ITEM_5f_STOCK.D" style:display-name="TABLA_ITEM_STOCK.D" style:family="table-column">
      <style:table-column-properties style:column-width="2.2514in" style:rel-column-width="3242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28a091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28a091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28a091" style:font-name-asian="Arial" style:font-name-complex="Arial"/>
    </style:style>
    <style:style style:name="T6" style:family="text">
      <style:text-properties style:font-name="Arial" officeooo:rsid="001eb3f2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3"/>
      <text:p text:style-name="P8"/>
      <text:p text:style-name="P9"/>
      <text:p text:style-name="P10">Teatro Nacional Cervantes</text:p>
      <text:p text:style-name="P11">Stock de Bienes de consumo </text:p>
      <text:p text:style-name="P4"/>
      <text:p text:style-name="P5">
        <text:span text:style-name="T1">Fecha</text:span>
        <text:span text:style-name="T4">: 2015-03-13</text:span>
      </text:p>
      <text:p text:style-name="P6"/>
      <text:p text:style-name="P7">
        <text:span text:style-name="T3">Area</text:span>
        <text:span text:style-name="T6">: [</text:span>
        <text:span text:style-name="T5">AREA</text:span>
        <text:span text:style-name="T6">]<text:tab/><text:tab/><text:tab/><text:tab/><text:tab/><text:tab/></text:span>
        <text:span text:style-name="T2">Deposito</text:span>
        <text:span text:style-name="T1">:</text:span>
        <text:span text:style-name="T4"> </text:span>
        <text:span text:style-name="T5">piso -1</text:span>
      </text:p>
      <text:p text:style-name="P2"/>
      <text:p text:style-name="P2">Bienes de consumo</text:p>
      <text:p text:style-name="P12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D1" office:value-type="string">
            <text:p text:style-name="P14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1111</text:p>
          </table:table-cell>
          <table:table-cell table:style-name="TABLA_5f_ITEM_5f_STOCK.B2" office:value-type="string">
            <text:p text:style-name="P13">mouse optico</text:p>
          </table:table-cell>
          <table:table-cell table:style-name="TABLA_5f_ITEM_5f_STOCK.C2" office:value-type="string">
            <text:p text:style-name="P13">1000</text:p>
          </table:table-cell>
          <table:table-cell table:style-name="TABLA_5f_ITEM_5f_STOCK.D2" office:value-type="string">
            <text:p text:style-name="P13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2222</text:p>
          </table:table-cell>
          <table:table-cell table:style-name="TABLA_5f_ITEM_5f_STOCK.B2" office:value-type="string">
            <text:p text:style-name="P13">tijera</text:p>
          </table:table-cell>
          <table:table-cell table:style-name="TABLA_5f_ITEM_5f_STOCK.C2" office:value-type="string">
            <text:p text:style-name="P13">400</text:p>
          </table:table-cell>
          <table:table-cell table:style-name="TABLA_5f_ITEM_5f_STOCK.D2" office:value-type="string">
            <text:p text:style-name="P13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3333</text:p>
          </table:table-cell>
          <table:table-cell table:style-name="TABLA_5f_ITEM_5f_STOCK.B2" office:value-type="string">
            <text:p text:style-name="P13">resma hojas A4 x 5</text:p>
          </table:table-cell>
          <table:table-cell table:style-name="TABLA_5f_ITEM_5f_STOCK.C2" office:value-type="string">
            <text:p text:style-name="P13">600</text:p>
          </table:table-cell>
          <table:table-cell table:style-name="TABLA_5f_ITEM_5f_STOCK.D2" office:value-type="string">
            <text:p text:style-name="P13">7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13:40:51.122213259</dc:date>
    <meta:generator>LibreOffice/4.2.7.2$Linux_x86 LibreOffice_project/420m0$Build-2</meta:generator>
    <meta:editing-duration>PT3M37S</meta:editing-duration>
    <meta:editing-cycles>18</meta:editing-cycles>
    <meta:document-statistic meta:table-count="1" meta:image-count="1" meta:object-count="0" meta:page-count="1" meta:paragraph-count="13" meta:word-count="25" meta:character-count="179" meta:non-whitespace-character-count="161"/>
  </office:meta>
</office:document-meta>
</file>